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pollen">
            <text:p>pollen</text:p>
          </table:table-cell>
          <table:table-cell office:value-type="string" office:value="Vink-52">
            <text:p>Vink-52</text:p>
          </table:table-cell>
          <table:table-cell office:value-type="float" office:value="54.957">
            <text:p>54.957</text:p>
          </table:table-cell>
          <table:table-cell office:value-type="float" office:value="5.708">
            <text:p>5.708</text:p>
          </table:table-cell>
          <table:table-cell office:value-type="float" office:value="9000.0">
            <text:p>9000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3.5">
            <text:p>-43.5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StreifEtal1983,LudwigEtal1979">
            <text:p>VinkEtal2007,StreifEtal1983,LudwigEtal1979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pollen">
            <text:p>pollen</text:p>
          </table:table-cell>
          <table:table-cell office:value-type="string" office:value="Vink-51">
            <text:p>Vink-51</text:p>
          </table:table-cell>
          <table:table-cell office:value-type="float" office:value="54.697">
            <text:p>54.697</text:p>
          </table:table-cell>
          <table:table-cell office:value-type="float" office:value="6.192">
            <text:p>6.192</text:p>
          </table:table-cell>
          <table:table-cell office:value-type="float" office:value="9000.0">
            <text:p>9000.0</text:p>
          </table:table-cell>
          <table:table-cell office:value-type="float" office:value="200.0">
            <text:p>20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6.7">
            <text:p>-46.7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StreifEtal1983">
            <text:p>VinkEtal2007,StreifEtal1983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15375">
            <text:p>Hv-15375</text:p>
          </table:table-cell>
          <table:table-cell office:value-type="float" office:value="55.077">
            <text:p>55.077</text:p>
          </table:table-cell>
          <table:table-cell office:value-type="float" office:value="5.828">
            <text:p>5.828</text:p>
          </table:table-cell>
          <table:table-cell office:value-type="float" office:value="9165.0">
            <text:p>9165.0</text:p>
          </table:table-cell>
          <table:table-cell office:value-type="float" office:value="230.0">
            <text:p>230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8.74">
            <text:p>-48.74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Menke1996">
            <text:p>VinkEtal2007,Menke1996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11603">
            <text:p>Hv-11603</text:p>
          </table:table-cell>
          <table:table-cell office:value-type="float" office:value="54.11">
            <text:p>54.11</text:p>
          </table:table-cell>
          <table:table-cell office:value-type="float" office:value="6.92">
            <text:p>6.92</text:p>
          </table:table-cell>
          <table:table-cell office:value-type="float" office:value="8535.0">
            <text:p>8535.0</text:p>
          </table:table-cell>
          <table:table-cell office:value-type="float" office:value="150.0">
            <text:p>15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7.4">
            <text:p>-37.4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StreifEtal1983">
            <text:p>VinkEtal2007,StreifEtal1983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10336">
            <text:p>Hv-10336</text:p>
          </table:table-cell>
          <table:table-cell office:value-type="float" office:value="54.17">
            <text:p>54.17</text:p>
          </table:table-cell>
          <table:table-cell office:value-type="float" office:value="6.983">
            <text:p>6.983</text:p>
          </table:table-cell>
          <table:table-cell office:value-type="float" office:value="8975.0">
            <text:p>8975.0</text:p>
          </table:table-cell>
          <table:table-cell office:value-type="float" office:value="90.0">
            <text:p>9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9.35">
            <text:p>-39.35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StreifEtal1983">
            <text:p>VinkEtal2007,StreifEtal1983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7094">
            <text:p>Hv-7094</text:p>
          </table:table-cell>
          <table:table-cell office:value-type="float" office:value="54.943">
            <text:p>54.943</text:p>
          </table:table-cell>
          <table:table-cell office:value-type="float" office:value="5.75">
            <text:p>5.75</text:p>
          </table:table-cell>
          <table:table-cell office:value-type="float" office:value="8485.0">
            <text:p>8485.0</text:p>
          </table:table-cell>
          <table:table-cell office:value-type="float" office:value="125.0">
            <text:p>12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98">
            <text:p>-38.9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LudwigEtal1979">
            <text:p>VinkEtal2007,LudwigEtal1979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pollen">
            <text:p>pollen</text:p>
          </table:table-cell>
          <table:table-cell office:value-type="string" office:value="Vink-54">
            <text:p>Vink-54</text:p>
          </table:table-cell>
          <table:table-cell office:value-type="float" office:value="54.118">
            <text:p>54.118</text:p>
          </table:table-cell>
          <table:table-cell office:value-type="float" office:value="7.213">
            <text:p>7.213</text:p>
          </table:table-cell>
          <table:table-cell office:value-type="float" office:value="9000.0">
            <text:p>9000.0</text:p>
          </table:table-cell>
          <table:table-cell office:value-type="float" office:value="200.0">
            <text:p>20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95">
            <text:p>-38.95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StreifEtal1983,LudwigEtal1979">
            <text:p>VinkEtal2007,StreifEtal1983,LudwigEtal1979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pollen">
            <text:p>pollen</text:p>
          </table:table-cell>
          <table:table-cell office:value-type="string" office:value="Vink-53">
            <text:p>Vink-53</text:p>
          </table:table-cell>
          <table:table-cell office:value-type="float" office:value="55.323">
            <text:p>55.323</text:p>
          </table:table-cell>
          <table:table-cell office:value-type="float" office:value="6.517">
            <text:p>6.517</text:p>
          </table:table-cell>
          <table:table-cell office:value-type="float" office:value="8400.0">
            <text:p>8400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18">
            <text:p>-38.1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Behre2003,Behre2007,LudwigEtal1979">
            <text:p>VinkEtal2007,Behre2003,Behre2007,LudwigEtal1979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25407">
            <text:p>Hv-25407</text:p>
          </table:table-cell>
          <table:table-cell office:value-type="float" office:value="53.845">
            <text:p>53.845</text:p>
          </table:table-cell>
          <table:table-cell office:value-type="float" office:value="6.812">
            <text:p>6.812</text:p>
          </table:table-cell>
          <table:table-cell office:value-type="float" office:value="8140.0">
            <text:p>8140.0</text:p>
          </table:table-cell>
          <table:table-cell office:value-type="float" office:value="180.0">
            <text:p>18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9.54">
            <text:p>-29.54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">
            <text:p>VinkEtal2007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25406">
            <text:p>Hv-25406</text:p>
          </table:table-cell>
          <table:table-cell office:value-type="float" office:value="53.947">
            <text:p>53.947</text:p>
          </table:table-cell>
          <table:table-cell office:value-type="float" office:value="6.944">
            <text:p>6.944</text:p>
          </table:table-cell>
          <table:table-cell office:value-type="float" office:value="8170.0">
            <text:p>8170.0</text:p>
          </table:table-cell>
          <table:table-cell office:value-type="float" office:value="70.0">
            <text:p>7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2.99">
            <text:p>-32.99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">
            <text:p>VinkEtal2007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25340">
            <text:p>Hv-25340</text:p>
          </table:table-cell>
          <table:table-cell office:value-type="float" office:value="54.903">
            <text:p>54.903</text:p>
          </table:table-cell>
          <table:table-cell office:value-type="float" office:value="6.877">
            <text:p>6.877</text:p>
          </table:table-cell>
          <table:table-cell office:value-type="float" office:value="8440.0">
            <text:p>8440.0</text:p>
          </table:table-cell>
          <table:table-cell office:value-type="float" office:value="100.0">
            <text:p>10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4.16">
            <text:p>-34.16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">
            <text:p>VinkEtal2007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25342">
            <text:p>Hv-25342</text:p>
          </table:table-cell>
          <table:table-cell office:value-type="float" office:value="54.913">
            <text:p>54.913</text:p>
          </table:table-cell>
          <table:table-cell office:value-type="float" office:value="6.951">
            <text:p>6.951</text:p>
          </table:table-cell>
          <table:table-cell office:value-type="float" office:value="8840.0">
            <text:p>8840.0</text:p>
          </table:table-cell>
          <table:table-cell office:value-type="float" office:value="45.0">
            <text:p>45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7.36">
            <text:p>-37.36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">
            <text:p>VinkEtal2007</text:p>
          </table:table-cell>
        </table:table-row>
        <table:table-row>
          <table:table-cell office:value-type="string" office:value="German_Bight">
            <text:p>German_Bight</text:p>
          </table:table-cell>
          <table:table-cell office:value-type="string" office:value="radiocarbon">
            <text:p>radiocarbon</text:p>
          </table:table-cell>
          <table:table-cell office:value-type="string" office:value="Hv-7095">
            <text:p>Hv-7095</text:p>
          </table:table-cell>
          <table:table-cell office:value-type="float" office:value="54.943">
            <text:p>54.943</text:p>
          </table:table-cell>
          <table:table-cell office:value-type="float" office:value="5.75">
            <text:p>5.75</text:p>
          </table:table-cell>
          <table:table-cell office:value-type="float" office:value="8190.0">
            <text:p>8190.0</text:p>
          </table:table-cell>
          <table:table-cell office:value-type="float" office:value="140.0">
            <text:p>14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88">
            <text:p>-38.8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Behre2003,Behre2007,LudwigEtal1979">
            <text:p>VinkEtal2007,Behre2003,Behre2007,LudwigEtal19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